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4.108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59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5.5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français-sixiè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4e/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3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<text:s/>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francais-premiere</text:p>
          </table:table-cell>
          <table:table-cell office:value-type="string" calcext:value-type="string">
            <text:p>Français Première - Le Manuel Numérique Max – <text:s/>- Belin Education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table:style-name="ce1" office:value-type="string" calcext:value-type="string">
            <text:p>1ere/histoire-premiere</text:p>
          </table:table-cell>
          <table:table-cell office:value-type="string" calcext:value-type="string">
            <text:p>Histoire Première - Le Manuel Numérique Max – - Belin Education 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geographie-premiere</text:p>
          </table:table-cell>
          <table:table-cell office:value-type="string" calcext:value-type="string">
            <text:p>Géographie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hggsp-premiere</text:p>
          </table:table-cell>
          <table:table-cell office:value-type="string" calcext:value-type="string">
            <text:p>HGGSP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es-premiere</text:p>
          </table:table-cell>
          <table:table-cell office:value-type="string" calcext:value-type="string">
            <text:p>S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spagnol-premiere</text:p>
          </table:table-cell>
          <table:table-cell office:value-type="string" calcext:value-type="string">
            <text:p>Espagnol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anglais-premiere</text:p>
          </table:table-cell>
          <table:table-cell office:value-type="string" calcext:value-type="string">
            <text:p>Anglais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mathematiques-premiere</text:p>
          </table:table-cell>
          <table:table-cell office:value-type="string" calcext:value-type="string">
            <text:p>Mathématiqu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-premiere</text:p>
          </table:table-cell>
          <table:table-cell office:value-type="string" calcext:value-type="string">
            <text:p>Physique Chimie Premièr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_specialite-premiere</text:p>
          </table:table-cell>
          <table:table-cell office:value-type="string" calcext:value-type="string">
            <text:p>Physique Chimie Spécialité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nseignement_scientifique-premiere</text:p>
          </table:table-cell>
          <table:table-cell office:value-type="string" calcext:value-type="string">
            <text:p>Enseignement Scientifiqu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vt-premiere</text:p>
          </table:table-cell>
          <table:table-cell office:value-type="string" calcext:value-type="string">
            <text:p>SVT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generale-terminale</text:p>
          </table:table-cell>
          <table:table-cell office:value-type="string" calcext:value-type="string">
            <text:p>Le Bonheur - Manuel numérique max Belin 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technologique-terminale</text:p>
          </table:table-cell>
          <table:table-cell office:value-type="string" calcext:value-type="string">
            <text:p>La Technique - Manuel numérique max Belin 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istoire-terminale</text:p>
          </table:table-cell>
          <table:table-cell office:value-type="string" calcext:value-type="string">
            <text:p>La Seconde Guerre mondiale - Manuel numérique max Belin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geographie-terminale</text:p>
          </table:table-cell>
          <table:table-cell office:value-type="string" calcext:value-type="string">
            <text:p>Mers et océans : au cœur de la mondialisation - Manuel numérique max Belin 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ggsp-terminale</text:p>
          </table:table-cell>
          <table:table-cell office:value-type="string" calcext:value-type="string">
            <text:p>Histoire, mémoire et justice - Manuel numérique max Belin 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es-terminale</text:p>
          </table:table-cell>
          <table:table-cell office:value-type="string" calcext:value-type="string">
            <text:p>Comment lutter contre le chômage ? - Manuel numérique max Belin 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spagnol-terminale</text:p>
          </table:table-cell>
          <table:table-cell office:value-type="string" calcext:value-type="string">
            <text:p>La vida en series - Manuel numérique max Belin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anglais-terminale</text:p>
          </table:table-cell>
          <table:table-cell office:value-type="string" calcext:value-type="string">
            <text:p>Cold War Spies - Manuel numérique max Belin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mathematiques-terminale</text:p>
          </table:table-cell>
          <table:table-cell office:value-type="string" calcext:value-type="string">
            <text:p>Calculs d'aires - Manuel numérique max Belin 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ysique_chimie-terminale</text:p>
          </table:table-cell>
          <table:table-cell office:value-type="string" calcext:value-type="string">
            <text:p>Décrire un mouvement - Manuel numérique max Belin 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nseignement_scientifique-terminale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vt-terminale</text:p>
          </table:table-cell>
          <table:table-cell office:value-type="string" calcext:value-type="string">
            <text:p>Enseignement scientifique Tle 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37973885" calcext:value-type="float">
            <text:p>37973885</text:p>
          </table:table-cell>
          <table:table-cell office:value-type="string" calcext:value-type="string">
            <text:p>Français 4e - 2022 Collection 2022 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1568804" calcext:value-type="float">
            <text:p>51568804</text:p>
          </table:table-cell>
          <table:table-cell office:value-type="string" calcext:value-type="string">
            <text:p>Français 4e - Cahier d’exercices - 2022 Collection 2022 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09611" calcext:value-type="float">
            <text:p>52309611</text:p>
          </table:table-cell>
          <table:table-cell office:value-type="string" calcext:value-type="string">
            <text:p>Français 3e - 2021 Collection 2021 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07097" calcext:value-type="float">
            <text:p>52307097</text:p>
          </table:table-cell>
          <table:table-cell office:value-type="string" calcext:value-type="string">
            <text:p>Français 3e - Cahier d’exercices - 2021 Collection 2021 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3113" calcext:value-type="float">
            <text:p>52313113</text:p>
          </table:table-cell>
          <table:table-cell office:value-type="string" calcext:value-type="string">
            <text:p>Français 6e Collection 2016 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2584" calcext:value-type="float">
            <text:p>52312584</text:p>
          </table:table-cell>
          <table:table-cell office:value-type="string" calcext:value-type="string">
            <text:p>Français 5e Collection 2016 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533" calcext:value-type="float">
            <text:p>55472533</text:p>
          </table:table-cell>
          <table:table-cell office:value-type="string" calcext:value-type="string">
            <text:p>Français 5e - Cahier d’exercices Collection 2016 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62914433" calcext:value-type="float">
            <text:p>62914433</text:p>
          </table:table-cell>
          <table:table-cell office:value-type="string" calcext:value-type="string">
            <text:p>Nouvelles réalistes et fantastiques Collection 2023 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2111" calcext:value-type="float">
            <text:p>52312111</text:p>
          </table:table-cell>
          <table:table-cell office:value-type="string" calcext:value-type="string">
            <text:p>Français 4e <text:s/>Collection 2016 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601" calcext:value-type="float">
            <text:p>55472601</text:p>
          </table:table-cell>
          <table:table-cell office:value-type="string" calcext:value-type="string">
            <text:p>Français 4e - Cahier d’exercices Collection 2016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1413" calcext:value-type="float">
            <text:p>52311413</text:p>
          </table:table-cell>
          <table:table-cell office:value-type="string" calcext:value-type="string">
            <text:p>Français 3e Collection 2016 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205" calcext:value-type="float">
            <text:p>55472205</text:p>
          </table:table-cell>
          <table:table-cell office:value-type="string" calcext:value-type="string">
            <text:p>Français 3e - Cahier d’exercices Collection 2016 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382" calcext:value-type="float">
            <text:p>55472382</text:p>
          </table:table-cell>
          <table:table-cell office:value-type="string" calcext:value-type="string">
            <text:p>Cyclades Collection 2016 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8883890" calcext:value-type="float">
            <text:p>48883890</text:p>
          </table:table-cell>
          <table:table-cell office:value-type="string" calcext:value-type="string">
            <text:p>Français 2de Collection 2019 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62914675" calcext:value-type="float">
            <text:p>62914675</text:p>
          </table:table-cell>
          <table:table-cell office:value-type="string" calcext:value-type="string">
            <text:p>Cahier de Douai Collection 2023 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8881692" calcext:value-type="float">
            <text:p>48881692</text:p>
          </table:table-cell>
          <table:table-cell office:value-type="string" calcext:value-type="string">
            <text:p>Français 1re Collection 2021 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9696538" calcext:value-type="float">
            <text:p>49696538</text:p>
          </table:table-cell>
          <table:table-cell office:value-type="string" calcext:value-type="string">
            <text:p>Olympe de Gouges - Déclaration des droits de la femme et de la citoyenne Collection 2021 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405900" calcext:value-type="float">
            <text:p>56405900</text:p>
          </table:table-cell>
          <table:table-cell office:value-type="string" calcext:value-type="string">
            <text:p>Français 2de Bac Pro Collection 2023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294921" calcext:value-type="float">
            <text:p>56294921</text:p>
          </table:table-cell>
          <table:table-cell office:value-type="string" calcext:value-type="string">
            <text:p>Français 1re Bac Pro Collection 2021 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295027" calcext:value-type="float">
            <text:p>56295027</text:p>
          </table:table-cell>
          <table:table-cell office:value-type="string" calcext:value-type="string">
            <text:p>Français Terminale Bac Pro Collection 2021 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37973100" calcext:value-type="float">
            <text:p>37973100</text:p>
          </table:table-cell>
          <table:table-cell office:value-type="string" calcext:value-type="string">
            <text:p>Histoire-Géographie-EMC 6e - 2022 Collection 2022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1571168" calcext:value-type="float">
            <text:p>51571168</text:p>
          </table:table-cell>
          <table:table-cell office:value-type="string" calcext:value-type="string">
            <text:p>Histoire-Géographie-EMC 6e - Cahier d'exercices - 2022 Collection 2022 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0000" calcext:value-type="float">
            <text:p>52310000</text:p>
          </table:table-cell>
          <table:table-cell office:value-type="string" calcext:value-type="string">
            <text:p>Histoire-Géographie-EMC 3e - 2021 Collection 2021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09314" calcext:value-type="float">
            <text:p>52309314</text:p>
          </table:table-cell>
          <table:table-cell office:value-type="string" calcext:value-type="string">
            <text:p>Histoire-Géographie-EMC 3e - Cahier d’activités - 2021 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4643" calcext:value-type="float">
            <text:p>52314643</text:p>
          </table:table-cell>
          <table:table-cell office:value-type="string" calcext:value-type="string">
            <text:p>Histoire-Géographie-EMC 6e Collection 2016 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4011" calcext:value-type="float">
            <text:p>52314011</text:p>
          </table:table-cell>
          <table:table-cell office:value-type="string" calcext:value-type="string">
            <text:p>Histoire-Géographie-EMC 5e Collection 2016 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3829" calcext:value-type="float">
            <text:p>52313829</text:p>
          </table:table-cell>
          <table:table-cell office:value-type="string" calcext:value-type="string">
            <text:p>Histoire-Géographie-EMC 4e Collection 2016 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3030" calcext:value-type="float">
            <text:p>52313030</text:p>
          </table:table-cell>
          <table:table-cell office:value-type="string" calcext:value-type="string">
            <text:p>Histoire-Géographie-EMC 3e Collection 2016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8368" calcext:value-type="float">
            <text:p>46838368</text:p>
          </table:table-cell>
          <table:table-cell office:value-type="string" calcext:value-type="string">
            <text:p>Géographie 2de Collection 2019 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8702" calcext:value-type="float">
            <text:p>46838702</text:p>
          </table:table-cell>
          <table:table-cell office:value-type="string" calcext:value-type="string">
            <text:p>Histoire 2de Collection 2019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2398" calcext:value-type="float">
            <text:p>53512398</text:p>
          </table:table-cell>
          <table:table-cell office:value-type="string" calcext:value-type="string">
            <text:p>Histoire-Géographie 2de Collection 2019 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206" calcext:value-type="float">
            <text:p>55469206</text:p>
          </table:table-cell>
          <table:table-cell office:value-type="string" calcext:value-type="string">
            <text:p>Histoire-Géographie-EMC - 1re Techno Collection 2021 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7969" calcext:value-type="float">
            <text:p>46837969</text:p>
          </table:table-cell>
          <table:table-cell office:value-type="string" calcext:value-type="string">
            <text:p>Géographie 1re Collection 2019 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8386" calcext:value-type="float">
            <text:p>46838386</text:p>
          </table:table-cell>
          <table:table-cell office:value-type="string" calcext:value-type="string">
            <text:p>Histoire 1re Collection 2019 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1871" calcext:value-type="float">
            <text:p>53511871</text:p>
          </table:table-cell>
          <table:table-cell office:value-type="string" calcext:value-type="string">
            <text:p>Histoire-Géographie 1re Collection 2019 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6993" calcext:value-type="float">
            <text:p>46836993</text:p>
          </table:table-cell>
          <table:table-cell office:value-type="string" calcext:value-type="string">
            <text:p>Géographie Terminale Collection 2020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7544" calcext:value-type="float">
            <text:p>46837544</text:p>
          </table:table-cell>
          <table:table-cell office:value-type="string" calcext:value-type="string">
            <text:p>Histoire Terminale Collection 2020 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1519" calcext:value-type="float">
            <text:p>53511519</text:p>
          </table:table-cell>
          <table:table-cell office:value-type="string" calcext:value-type="string">
            <text:p>Histoire-Géographie Terminale Collection 2020 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9814512" calcext:value-type="float">
            <text:p>59814512</text:p>
          </table:table-cell>
          <table:table-cell office:value-type="string" calcext:value-type="string">
            <text:p>Histoire-Géographie-EMC 2de Bac Pro Collection 2023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8895" calcext:value-type="float">
            <text:p>55468895</text:p>
          </table:table-cell>
          <table:table-cell office:value-type="string" calcext:value-type="string">
            <text:p>Histoire-Géographie-EMC 1re Bac Pro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8510" calcext:value-type="float">
            <text:p>55468510</text:p>
          </table:table-cell>
          <table:table-cell office:value-type="string" calcext:value-type="string">
            <text:p>Histoire-Géographie-EMC 1re Bac Pro - Cahier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326" calcext:value-type="float">
            <text:p>55469326</text:p>
          </table:table-cell>
          <table:table-cell office:value-type="string" calcext:value-type="string">
            <text:p>Histoire-Géographie-EMC Terminale Bac Pro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471" calcext:value-type="float">
            <text:p>55469471</text:p>
          </table:table-cell>
          <table:table-cell office:value-type="string" calcext:value-type="string">
            <text:p>Histoire-Géographie-EMC Terminale Bac Pro - Cahier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57870946" calcext:value-type="float">
            <text:p>57870946</text:p>
          </table:table-cell>
          <table:table-cell office:value-type="string" calcext:value-type="string">
            <text:p>SES 2de - 2022 Collection 2022 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4652" calcext:value-type="float">
            <text:p>48884652</text:p>
          </table:table-cell>
          <table:table-cell office:value-type="string" calcext:value-type="string">
            <text:p>SES 2de Collection 2019 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3765" calcext:value-type="float">
            <text:p>48883765</text:p>
          </table:table-cell>
          <table:table-cell office:value-type="string" calcext:value-type="string">
            <text:p>SES 2de - Fichier d'activités Collection 2019 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4289" calcext:value-type="float">
            <text:p>48884289</text:p>
          </table:table-cell>
          <table:table-cell office:value-type="string" calcext:value-type="string">
            <text:p>SES 1re Spécialité Collection 2019 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lelivrescolaire</text:p>
          </table:table-cell>
          <table:table-cell office:value-type="float" office:value="48882667" calcext:value-type="float">
            <text:p>48882667</text:p>
          </table:table-cell>
          <table:table-cell office:value-type="string" calcext:value-type="string">
            <text:p>Philosophie Terminale Collection 2020 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787" calcext:value-type="float">
            <text:p>52310787</text:p>
          </table:table-cell>
          <table:table-cell office:value-type="string" calcext:value-type="string">
            <text:p>Anglais 6e Collection 2017 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608" calcext:value-type="float">
            <text:p>52311608</text:p>
          </table:table-cell>
          <table:table-cell office:value-type="string" calcext:value-type="string">
            <text:p>Anglais 6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511" calcext:value-type="float">
            <text:p>52310511</text:p>
          </table:table-cell>
          <table:table-cell office:value-type="string" calcext:value-type="string">
            <text:p>Anglais 5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132" calcext:value-type="float">
            <text:p>52311132</text:p>
          </table:table-cell>
          <table:table-cell office:value-type="string" calcext:value-type="string">
            <text:p>Anglais 5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540" calcext:value-type="float">
            <text:p>52310540</text:p>
          </table:table-cell>
          <table:table-cell office:value-type="string" calcext:value-type="string">
            <text:p>Anglais 4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159" calcext:value-type="float">
            <text:p>52311159</text:p>
          </table:table-cell>
          <table:table-cell office:value-type="string" calcext:value-type="string">
            <text:p>Anglais 4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239" calcext:value-type="float">
            <text:p>52310239</text:p>
          </table:table-cell>
          <table:table-cell office:value-type="string" calcext:value-type="string">
            <text:p>Anglais 3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052" calcext:value-type="float">
            <text:p>52311052</text:p>
          </table:table-cell>
          <table:table-cell office:value-type="string" calcext:value-type="string">
            <text:p>Anglais 3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780" calcext:value-type="float">
            <text:p>55470780</text:p>
          </table:table-cell>
          <table:table-cell office:value-type="string" calcext:value-type="string">
            <text:p>Anglais Cycle 4 Collection 2017 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958" calcext:value-type="float">
            <text:p>48452958</text:p>
          </table:table-cell>
          <table:table-cell office:value-type="string" calcext:value-type="string">
            <text:p>Anglais 2de Collection 2019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637" calcext:value-type="float">
            <text:p>55470637</text:p>
          </table:table-cell>
          <table:table-cell office:value-type="string" calcext:value-type="string">
            <text:p>Anglais 2d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679" calcext:value-type="float">
            <text:p>48452679</text:p>
          </table:table-cell>
          <table:table-cell office:value-type="string" calcext:value-type="string">
            <text:p>Anglais 1re Collection 2019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541" calcext:value-type="float">
            <text:p>55470541</text:p>
          </table:table-cell>
          <table:table-cell office:value-type="string" calcext:value-type="string">
            <text:p>Anglais 1r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069" calcext:value-type="float">
            <text:p>48452069</text:p>
          </table:table-cell>
          <table:table-cell office:value-type="string" calcext:value-type="string">
            <text:p>Anglais Terminale Collection 2020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419" calcext:value-type="float">
            <text:p>55470419</text:p>
          </table:table-cell>
          <table:table-cell office:value-type="string" calcext:value-type="string">
            <text:p>Anglais Terminale - Cahier d'activités Collection 2020 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665671" calcext:value-type="float">
            <text:p>52665671</text:p>
          </table:table-cell>
          <table:table-cell office:value-type="string" calcext:value-type="string">
            <text:p>Espagnol 5e Collection 2017 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299" calcext:value-type="float">
            <text:p>55471299</text:p>
          </table:table-cell>
          <table:table-cell office:value-type="string" calcext:value-type="string">
            <text:p>Espagnol 5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374074" calcext:value-type="float">
            <text:p>52374074</text:p>
          </table:table-cell>
          <table:table-cell office:value-type="string" calcext:value-type="string">
            <text:p>Espagnol 4e Collection 2017 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093" calcext:value-type="float">
            <text:p>55471093</text:p>
          </table:table-cell>
          <table:table-cell office:value-type="string" calcext:value-type="string">
            <text:p>Espagnol 4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374471" calcext:value-type="float">
            <text:p>52374471</text:p>
          </table:table-cell>
          <table:table-cell office:value-type="string" calcext:value-type="string">
            <text:p>Espagnol 3e Collection 2017 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011" calcext:value-type="float">
            <text:p>55471011</text:p>
          </table:table-cell>
          <table:table-cell office:value-type="string" calcext:value-type="string">
            <text:p>Espagnol 3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665374" calcext:value-type="float">
            <text:p>52665374</text:p>
          </table:table-cell>
          <table:table-cell office:value-type="string" calcext:value-type="string">
            <text:p>Espagnol Cycle 4 Collection 2017 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618" calcext:value-type="float">
            <text:p>48883618</text:p>
          </table:table-cell>
          <table:table-cell office:value-type="string" calcext:value-type="string">
            <text:p>Espagnol 2de Collection 2019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299" calcext:value-type="float">
            <text:p>48883299</text:p>
          </table:table-cell>
          <table:table-cell office:value-type="string" calcext:value-type="string">
            <text:p>Espagnol 2d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282" calcext:value-type="float">
            <text:p>48883282</text:p>
          </table:table-cell>
          <table:table-cell office:value-type="string" calcext:value-type="string">
            <text:p>Espagnol 1re Collection 2019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198" calcext:value-type="float">
            <text:p>48883198</text:p>
          </table:table-cell>
          <table:table-cell office:value-type="string" calcext:value-type="string">
            <text:p>Espagnol 1r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2409" calcext:value-type="float">
            <text:p>48882409</text:p>
          </table:table-cell>
          <table:table-cell office:value-type="string" calcext:value-type="string">
            <text:p>Espagnol Terminale Collection 2020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2198" calcext:value-type="float">
            <text:p>48882198</text:p>
          </table:table-cell>
          <table:table-cell office:value-type="string" calcext:value-type="string">
            <text:p>Espagnol Terminale - Cahier d'activités Collection 2020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37973719" calcext:value-type="float">
            <text:p>37973719</text:p>
          </table:table-cell>
          <table:table-cell office:value-type="string" calcext:value-type="string">
            <text:p>Mathématiques 4e - 2022 Collection 2022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1569759" calcext:value-type="float">
            <text:p>51569759</text:p>
          </table:table-cell>
          <table:table-cell office:value-type="string" calcext:value-type="string">
            <text:p>Mathématiques 4e - Cahier d'exercices - 2022 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4503" calcext:value-type="float">
            <text:p>52664503</text:p>
          </table:table-cell>
          <table:table-cell office:value-type="string" calcext:value-type="string">
            <text:p>Mathématiques 3e - 2021 Collection 2021 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6294925" calcext:value-type="float">
            <text:p>56294925</text:p>
          </table:table-cell>
          <table:table-cell office:value-type="string" calcext:value-type="string">
            <text:p>Mathématiques 3e - Cahier d'exercices - 2021 Collection 2021 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8096989" calcext:value-type="float">
            <text:p>58096989</text:p>
          </table:table-cell>
          <table:table-cell office:value-type="string" calcext:value-type="string">
            <text:p>Enseignement mathématique 1re Collection 2022 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6783" calcext:value-type="float">
            <text:p>52666783</text:p>
          </table:table-cell>
          <table:table-cell office:value-type="string" calcext:value-type="string">
            <text:p>Mathématiques 6e Collection 2016 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6727" calcext:value-type="float">
            <text:p>52666727</text:p>
          </table:table-cell>
          <table:table-cell office:value-type="string" calcext:value-type="string">
            <text:p>Mathématiques Cycle 4 Collection 2016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670" calcext:value-type="float">
            <text:p>40796670</text:p>
          </table:table-cell>
          <table:table-cell office:value-type="string" calcext:value-type="string">
            <text:p>Mathématiques 2de Collection 2019 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69486" calcext:value-type="float">
            <text:p>55469486</text:p>
          </table:table-cell>
          <table:table-cell office:value-type="string" calcext:value-type="string">
            <text:p>Mathématiques 1re Techno Collection 2021 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653" calcext:value-type="float">
            <text:p>40796653</text:p>
          </table:table-cell>
          <table:table-cell office:value-type="string" calcext:value-type="string">
            <text:p>Mathématiques 1re Spécialité Collection 2019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5552" calcext:value-type="float">
            <text:p>40795552</text:p>
          </table:table-cell>
          <table:table-cell office:value-type="string" calcext:value-type="string">
            <text:p>Mathématiques Expertes Terminale Collection 2020 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336" calcext:value-type="float">
            <text:p>40796336</text:p>
          </table:table-cell>
          <table:table-cell office:value-type="string" calcext:value-type="string">
            <text:p>Mathématiques Terminale Spécialité Collection 2020 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62914725" calcext:value-type="float">
            <text:p>62914725</text:p>
          </table:table-cell>
          <table:table-cell office:value-type="string" calcext:value-type="string">
            <text:p>Mathématiques 2de Bac Pro Collection 2023 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70005" calcext:value-type="float">
            <text:p>55470005</text:p>
          </table:table-cell>
          <table:table-cell office:value-type="string" calcext:value-type="string">
            <text:p>Mathématiques Terminale Bac Pro Collection 2021 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69846" calcext:value-type="float">
            <text:p>55469846</text:p>
          </table:table-cell>
          <table:table-cell office:value-type="string" calcext:value-type="string">
            <text:p>Mathématiques Terminale Bac Pro - Cahier Collection 2021 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5988" calcext:value-type="float">
            <text:p>52665988</text:p>
          </table:table-cell>
          <table:table-cell office:value-type="string" calcext:value-type="string">
            <text:p>Physique-Chimie 5e Collection 2017 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6128" calcext:value-type="float">
            <text:p>52666128</text:p>
          </table:table-cell>
          <table:table-cell office:value-type="string" calcext:value-type="string">
            <text:p>Physique-Chimie 4e Collection 2017 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5860" calcext:value-type="float">
            <text:p>52665860</text:p>
          </table:table-cell>
          <table:table-cell office:value-type="string" calcext:value-type="string">
            <text:p>Physique-Chimie 3e Collection 2017 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6318" calcext:value-type="float">
            <text:p>52666318</text:p>
          </table:table-cell>
          <table:table-cell office:value-type="string" calcext:value-type="string">
            <text:p>Physique-Chimie Cycle 4 Collection 2017 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1517589" calcext:value-type="float">
            <text:p>41517589</text:p>
          </table:table-cell>
          <table:table-cell office:value-type="string" calcext:value-type="string">
            <text:p>Physique-Chimie 2de Collection 2019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5550082" calcext:value-type="float">
            <text:p>45550082</text:p>
          </table:table-cell>
          <table:table-cell office:value-type="string" calcext:value-type="string">
            <text:p>Physique-Chimie 1re Spécialité Collection 2019 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5549548" calcext:value-type="float">
            <text:p>45549548</text:p>
          </table:table-cell>
          <table:table-cell office:value-type="string" calcext:value-type="string">
            <text:p>Physique-Chimie Terminale Spécialité Collection 2020 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829" calcext:value-type="float">
            <text:p>55471829</text:p>
          </table:table-cell>
          <table:table-cell office:value-type="string" calcext:value-type="string">
            <text:p>SVT 5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715" calcext:value-type="float">
            <text:p>55471715</text:p>
          </table:table-cell>
          <table:table-cell office:value-type="string" calcext:value-type="string">
            <text:p>SVT 4e Collection 2017 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020" calcext:value-type="float">
            <text:p>55471020</text:p>
          </table:table-cell>
          <table:table-cell office:value-type="string" calcext:value-type="string">
            <text:p>SVT 3e Collection 2017 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488" calcext:value-type="float">
            <text:p>55471488</text:p>
          </table:table-cell>
          <table:table-cell office:value-type="string" calcext:value-type="string">
            <text:p>SVT Cycle 4 Collection 2017 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45866264" calcext:value-type="float">
            <text:p>45866264</text:p>
          </table:table-cell>
          <table:table-cell office:value-type="string" calcext:value-type="string">
            <text:p>SVT 2de Collection 2019 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office:value-type="float" office:value="48453088" calcext:value-type="float">
            <text:p>48453088</text:p>
          </table:table-cell>
          <table:table-cell office:value-type="string" calcext:value-type="string">
            <text:p>Enseignement scientifique 1re Collection 2019 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office:value-type="float" office:value="48452499" calcext:value-type="float">
            <text:p>48452499</text:p>
          </table:table-cell>
          <table:table-cell office:value-type="string" calcext:value-type="string">
            <text:p>Enseignement scientifique Terminale Collection 2020 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office:value-type="float" office:value="49696184" calcext:value-type="float">
            <text:p>49696184</text:p>
          </table:table-cell>
          <table:table-cell office:value-type="string" calcext:value-type="string">
            <text:p>SNT 2de Collection 2021 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office:value-type="float" office:value="49696327" calcext:value-type="float">
            <text:p>49696327</text:p>
          </table:table-cell>
          <table:table-cell office:value-type="string" calcext:value-type="string">
            <text:p>SNT 2de - Cahier d’activités Collection 2021 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lelivrescolaire</text:p>
          </table:table-cell>
          <table:table-cell office:value-type="float" office:value="55470238" calcext:value-type="float">
            <text:p>55470238</text:p>
          </table:table-cell>
          <table:table-cell office:value-type="string" calcext:value-type="string">
            <text:p>PSE 1re-Terminale Bac Pro Collection 2021 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2nde_2022</text:p>
          </table:table-cell>
          <table:table-cell office:value-type="string" calcext:value-type="string">
            <text:p>Livret 2de 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1ere_ens_sci_2022</text:p>
          </table:table-cell>
          <table:table-cell office:value-type="string" calcext:value-type="string">
            <text:p>Cahier 1ère Ens. Scientifique 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/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1ere_tle_spe_2022</text:p>
          </table:table-cell>
          <table:table-cell office:value-type="string" calcext:value-type="string">
            <text:p>Livret 1ère / Tle Ens. Spécialité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2_2019</text:p>
          </table:table-cell>
          <table:table-cell office:value-type="string" calcext:value-type="string">
            <text:p>Manuel 2de Édition 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1spe_2019</text:p>
          </table:table-cell>
          <table:table-cell office:value-type="string" calcext:value-type="string">
            <text:p>Manuel 1re Spé. Édition 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spe_2020</text:p>
          </table:table-cell>
          <table:table-cell office:value-type="string" calcext:value-type="string">
            <text:p>Manuel Tle Ens. Spécialité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comp_2020</text:p>
          </table:table-cell>
          <table:table-cell office:value-type="string" calcext:value-type="string">
            <text:p>Manuel Tle Complémentaires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xperte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exp_2020</text:p>
          </table:table-cell>
          <table:table-cell office:value-type="string" calcext:value-type="string">
            <text:p>Manuel Tle Expertes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professionnelle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slp2_2014</text:p>
          </table:table-cell>
          <table:table-cell office:value-type="string" calcext:value-type="string">
            <text:p>Cahier 2de Professionn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2_2014</text:p>
          </table:table-cell>
          <table:table-cell office:value-type="string" calcext:value-type="string">
            <text:p>Manuel 2de Édition 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1s_2015</text:p>
          </table:table-cell>
          <table:table-cell office:value-type="string" calcext:value-type="string">
            <text:p>Manuel 1re S Éditio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obl_2016</text:p>
          </table:table-cell>
          <table:table-cell office:value-type="string" calcext:value-type="string">
            <text:p>Manuel Tle S Ens. Obligatoire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spe_2016</text:p>
          </table:table-cell>
          <table:table-cell office:value-type="string" calcext:value-type="string">
            <text:p>Manuel Tle S Ens. Spécialité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6_2013</text:p>
          </table:table-cell>
          <table:table-cell office:value-type="string" calcext:value-type="string">
            <text:p>Manuel 6e Édition 2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5_2010</text:p>
          </table:table-cell>
          <table:table-cell office:value-type="string" calcext:value-type="string">
            <text:p>Manuel 5e Édition 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4_2011</text:p>
          </table:table-cell>
          <table:table-cell office:value-type="string" calcext:value-type="string">
            <text:p>Manuel 4e Édition 2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3_2012</text:p>
          </table:table-cell>
          <table:table-cell office:value-type="string" calcext:value-type="string">
            <text:p>Manuel 3e Édition 2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ycle4_2016</text:p>
          </table:table-cell>
          <table:table-cell office:value-type="string" calcext:value-type="string">
            <text:p>Manuel Cycle 4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6_2009</text:p>
          </table:table-cell>
          <table:table-cell office:value-type="string" calcext:value-type="string">
            <text:p>Manuel 6e Édition 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5_2006</text:p>
          </table:table-cell>
          <table:table-cell office:value-type="string" calcext:value-type="string">
            <text:p>Manuel 5e Édition 2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4_2007</text:p>
          </table:table-cell>
          <table:table-cell office:value-type="string" calcext:value-type="string">
            <text:p>Manuel 4e Édition 2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3_2008</text:p>
          </table:table-cell>
          <table:table-cell office:value-type="string" calcext:value-type="string">
            <text:p>Manuel 3e Édition 2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21</text:p>
          </table:table-cell>
          <table:table-cell office:value-type="string" calcext:value-type="string">
            <text:p>Cahier 6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21</text:p>
          </table:table-cell>
          <table:table-cell office:value-type="string" calcext:value-type="string">
            <text:p>Cahier 5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21</text:p>
          </table:table-cell>
          <table:table-cell office:value-type="string" calcext:value-type="string">
            <text:p>Cahier 4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21</text:p>
          </table:table-cell>
          <table:table-cell office:value-type="string" calcext:value-type="string">
            <text:p>Cahier 3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17</text:p>
          </table:table-cell>
          <table:table-cell office:value-type="string" calcext:value-type="string">
            <text:p>Cahier 6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17</text:p>
          </table:table-cell>
          <table:table-cell office:value-type="string" calcext:value-type="string">
            <text:p>Cahier 5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17</text:p>
          </table:table-cell>
          <table:table-cell office:value-type="string" calcext:value-type="string">
            <text:p>Cahier 4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17</text:p>
          </table:table-cell>
          <table:table-cell office:value-type="string" calcext:value-type="string">
            <text:p>Cahier 3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CM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scm2_2012</text:p>
          </table:table-cell>
          <table:table-cell office:value-type="string" calcext:value-type="string">
            <text:p>Cahier CM2 Édition 2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15</text:p>
          </table:table-cell>
          <table:table-cell office:value-type="string" calcext:value-type="string">
            <text:p>Cahier 6e Éditio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10</text:p>
          </table:table-cell>
          <table:table-cell office:value-type="string" calcext:value-type="string">
            <text:p>Cahier 5e Édition 2010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11</text:p>
          </table:table-cell>
          <table:table-cell office:value-type="string" calcext:value-type="string">
            <text:p>Cahier 4e Édition 2011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12</text:p>
          </table:table-cell>
          <table:table-cell office:value-type="string" calcext:value-type="string">
            <text:p>Cahier 3e Édition 2012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09</text:p>
          </table:table-cell>
          <table:table-cell office:value-type="string" calcext:value-type="string">
            <text:p>Cahier 6e Édition 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07</text:p>
          </table:table-cell>
          <table:table-cell office:value-type="string" calcext:value-type="string">
            <text:p>Cahier 3e Édition 2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08</text:p>
          </table:table-cell>
          <table:table-cell office:value-type="string" calcext:value-type="string">
            <text:p>Cahier 4e Édition 2007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83" calcext:value-type="float">
            <text:p>9782210113183</text:p>
          </table:table-cell>
          <table:table-cell/>
          <table:table-cell office:value-type="string" calcext:value-type="string">
            <text:p>https://www.libmanuels.fr/demo/9782210113183/specimen/0?title=Anglais%20Hit%20the%20Road%201re%20(Ed.%20num.%20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522" calcext:value-type="float">
            <text:p>9782210118522</text:p>
          </table:table-cell>
          <table:table-cell/>
          <table:table-cell office:value-type="string" calcext:value-type="string">
            <text:p>https://www.libmanuels.fr/demo/9782210118522/specimen/0?title=Fichier%20SES%202de%202023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877" calcext:value-type="float">
            <text:p>9782210117877</text:p>
          </table:table-cell>
          <table:table-cell/>
          <table:table-cell office:value-type="string" calcext:value-type="string">
            <text:p>https://www.libmanuels.fr/demo/9782210117877/specimen/0?title=G%C3%A9ographie%202de%20-%20coll.%20ActuG%C3%A9o%20(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003" calcext:value-type="float">
            <text:p>9782210118003</text:p>
          </table:table-cell>
          <table:table-cell/>
          <table:table-cell office:value-type="string" calcext:value-type="string">
            <text:p>https://www.libmanuels.fr/demo/9782210118003/specimen/0?title=Hit%20the%20Road!%20Anglais%202de%20(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249" calcext:value-type="float">
            <text:p>9782210118249</text:p>
          </table:table-cell>
          <table:table-cell/>
          <table:table-cell office:value-type="string" calcext:value-type="string">
            <text:p>https://www.libmanuels.fr/demo/9782210118249/specimen/0?title=Maths%201re%20Enseignement%20scientifique%20(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331" calcext:value-type="float">
            <text:p>9782210118331</text:p>
          </table:table-cell>
          <table:table-cell/>
          <table:table-cell office:value-type="string" calcext:value-type="string">
            <text:p>https://www.libmanuels.fr/demo/9782210118331/specimen/0?title=Maths%202de%20(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79" calcext:value-type="float">
            <text:p>9782210114579</text:p>
          </table:table-cell>
          <table:table-cell/>
          <table:table-cell office:value-type="string" calcext:value-type="string">
            <text:p>https://www.libmanuels.fr/demo/9782210114579/specimen/0?title=Sciences%20%C3%A9conomiques%20et%20sociales%20SES%20Tle%20(Ed.%20num.%20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989" calcext:value-type="float">
            <text:p>9782210115989</text:p>
          </table:table-cell>
          <table:table-cell/>
          <table:table-cell office:value-type="string" calcext:value-type="string">
            <text:p>https://www.libmanuels.fr/demo/9782210115989/specimen/0?title=Anglais%20Hit%20the%20Road%20%201re/Tle%20S%C3%A9ries%20Technologiques%20(Ed.%20num.%202022)&amp;editor=Magnard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47" calcext:value-type="float">
            <text:p>9782210116047</text:p>
          </table:table-cell>
          <table:table-cell/>
          <table:table-cell office:value-type="string" calcext:value-type="string">
            <text:p>https://www.libmanuels.fr/demo/9782210116047/specimen/0?title=Anglais%20Hit%20the%20Road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61" calcext:value-type="float">
            <text:p>9782210116061</text:p>
          </table:table-cell>
          <table:table-cell/>
          <table:table-cell office:value-type="string" calcext:value-type="string">
            <text:p>https://www.libmanuels.fr/demo/9782210116061/specimen/0?title=Anglais%20Hit%20the%20Road%20Tl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029" calcext:value-type="float">
            <text:p>9782210114029</text:p>
          </table:table-cell>
          <table:table-cell/>
          <table:table-cell office:value-type="string" calcext:value-type="string">
            <text:p>https://www.libmanuels.fr/demo/9782210114029/specimen/0?title=Anglais%20Hit%20the%20Road%20Tle%20(Ed.%20num.%20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948" calcext:value-type="float">
            <text:p>9782210116948</text:p>
          </table:table-cell>
          <table:table-cell/>
          <table:table-cell office:value-type="string" calcext:value-type="string">
            <text:p>https://www.libmanuels.fr/demo/9782210116948/specimen/0?title=Cahier%20Grevisse%20Fran%C3%A7ais%201re%20(2022)&amp;editor=Magnard&amp;pages=1-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917" calcext:value-type="float">
            <text:p>9782210116917</text:p>
          </table:table-cell>
          <table:table-cell/>
          <table:table-cell office:value-type="string" calcext:value-type="string">
            <text:p>https://www.libmanuels.fr/demo/9782210116917/specimen/0?title=Cahier%20Grevisse%20Fran%C3%A7ais%202de%20(2022)&amp;editor=Magnard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433" calcext:value-type="float">
            <text:p>9782210117433</text:p>
          </table:table-cell>
          <table:table-cell/>
          <table:table-cell office:value-type="string" calcext:value-type="string">
            <text:p>https://www.libmanuels.fr/demo/9782210117433/specimen/0?title=Cahier%20Grevisse%20Fran%C3%A7ais%202de%20/%201re%20(2022)&amp;editor=Magnard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549" calcext:value-type="float">
            <text:p>9782210117549</text:p>
          </table:table-cell>
          <table:table-cell/>
          <table:table-cell office:value-type="string" calcext:value-type="string">
            <text:p>https://www.libmanuels.fr/demo/9782210117549/specimen/0?title=Carto%20Pack%20-%20Histoire%20G%C3%A9ographie%20HGGSP%20Lyc%C3%A9e%20(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76" calcext:value-type="float">
            <text:p>9782210113176</text:p>
          </table:table-cell>
          <table:table-cell/>
          <table:table-cell office:value-type="string" calcext:value-type="string">
            <text:p>https://www.libmanuels.fr/demo/9782210113176/specimen/0?title=Empreintes%20litt%C3%A9raires%201re%20(Ed.%20num.%202022)&amp;editor=Magnard&amp;pages=1-17;92-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69" calcext:value-type="float">
            <text:p>9782210113169</text:p>
          </table:table-cell>
          <table:table-cell/>
          <table:table-cell office:value-type="string" calcext:value-type="string">
            <text:p>https://www.libmanuels.fr/demo/9782210113169/specimen/0?title=Empreintes%20litt%C3%A9raires%202de%20(Ed.%20num.%202022)&amp;editor=Magnard&amp;pages=1-17;68-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842" calcext:value-type="float">
            <text:p>9782210115842</text:p>
          </table:table-cell>
          <table:table-cell/>
          <table:table-cell office:value-type="string" calcext:value-type="string">
            <text:p>https://www.libmanuels.fr/demo/9782210115842/specimen/0?title=Empreintes%20litt%C3%A9raires%20Fran%C3%A7ais%201re%20(Ed.%20num.%202022)%20-%20Cahier%20consommable&amp;editor=Magnard&amp;pages=1-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866" calcext:value-type="float">
            <text:p>9782210115866</text:p>
          </table:table-cell>
          <table:table-cell/>
          <table:table-cell office:value-type="string" calcext:value-type="string">
            <text:p>https://www.libmanuels.fr/demo/9782210115866/specimen/0?title=Empreintes%20litt%C3%A9raires%20Fran%C3%A7ais%202de%20(Ed.%20num.%202022)%20-%20Cahier%20consommable&amp;editor=Magnard&amp;pages=1-19;28-29;74-75;98-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19" calcext:value-type="float">
            <text:p>9782210114319</text:p>
          </table:table-cell>
          <table:table-cell/>
          <table:table-cell office:value-type="string" calcext:value-type="string">
            <text:p>https://www.libmanuels.fr/demo/9782210114319/specimen/0?title=Enseignement%20moral%20et%20civique%20EMC%202de,%201re,%20Tle%20(Ed.num.2021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14" calcext:value-type="float">
            <text:p>9782210116214</text:p>
          </table:table-cell>
          <table:table-cell/>
          <table:table-cell office:value-type="string" calcext:value-type="string">
            <text:p>https://www.libmanuels.fr/demo/9782210116214/specimen/0?title=Enseignement%20scientifique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039" calcext:value-type="float">
            <text:p>9782210113039</text:p>
          </table:table-cell>
          <table:table-cell/>
          <table:table-cell office:value-type="string" calcext:value-type="string">
            <text:p>https://www.libmanuels.fr/demo/9782210113039/specimen/0?title=Enseignement%20scientifique%201re%20(Ed.%20num.%202022)&amp;editor=Magnard&amp;pages=1-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33" calcext:value-type="float">
            <text:p>9782210114333</text:p>
          </table:table-cell>
          <table:table-cell/>
          <table:table-cell office:value-type="string" calcext:value-type="string">
            <text:p>https://www.libmanuels.fr/demo/9782210114333/specimen/0?title=Enseignement%20scientifique%20Tle%20(Ed.%20num.%202022)&amp;editor=Magnard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36" calcext:value-type="float">
            <text:p>9782210116436</text:p>
          </table:table-cell>
          <table:table-cell/>
          <table:table-cell office:value-type="string" calcext:value-type="string">
            <text:p>https://www.libmanuels.fr/demo/9782210116436/specimen/0?title=Enseignement%20scientifique%20Tl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251" calcext:value-type="float">
            <text:p>9782210113251</text:p>
          </table:table-cell>
          <table:table-cell/>
          <table:table-cell office:value-type="string" calcext:value-type="string">
            <text:p>https://www.libmanuels.fr/demo/9782210113251/manuel/0?title=Espagnol%20Otros%20Mundos%20%C2%A1a%20descubrir!%201re%20(2019)&amp;editor=Magnard&amp;pages=1-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954" calcext:value-type="float">
            <text:p>9782210113954</text:p>
          </table:table-cell>
          <table:table-cell/>
          <table:table-cell office:value-type="string" calcext:value-type="string">
            <text:p>https://www.libmanuels.fr/demo/9782210113954/specimen/0?title=Espagnol%20Otros%20Mundos%20%C2%A1A%20descubrir!%20Tle%20(2020)&amp;editor=Magnard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05" calcext:value-type="float">
            <text:p>9782210113305</text:p>
          </table:table-cell>
          <table:table-cell/>
          <table:table-cell office:value-type="string" calcext:value-type="string">
            <text:p>https://www.libmanuels.fr/demo/9782210113305/specimen/0?title=G%C3%A9ographie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559" calcext:value-type="float">
            <text:p>9782210116559</text:p>
          </table:table-cell>
          <table:table-cell/>
          <table:table-cell office:value-type="string" calcext:value-type="string">
            <text:p>https://www.libmanuels.fr/demo/9782210116559/specimen/0?title=G%C3%A9ographie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38" calcext:value-type="float">
            <text:p>9782210116238</text:p>
          </table:table-cell>
          <table:table-cell/>
          <table:table-cell office:value-type="string" calcext:value-type="string">
            <text:p>https://www.libmanuels.fr/demo/9782210116238/specimen/0?title=G%C3%A9ographie%202d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1851" calcext:value-type="float">
            <text:p>9782210111851</text:p>
          </table:table-cell>
          <table:table-cell/>
          <table:table-cell office:value-type="string" calcext:value-type="string">
            <text:p>https://www.libmanuels.fr/demo/9782210111851/specimen/0?title=G%C3%A9ographie%202de%20(Ed.%20num.%20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57" calcext:value-type="float">
            <text:p>9782210114357</text:p>
          </table:table-cell>
          <table:table-cell/>
          <table:table-cell office:value-type="string" calcext:value-type="string">
            <text:p>https://www.libmanuels.fr/demo/9782210114357/specimen/0?title=G%C3%A9ographie%20Tle%20(Ed.%20num.%202022)&amp;editor=Magnard&amp;pages=1-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50" calcext:value-type="float">
            <text:p>9782210116450</text:p>
          </table:table-cell>
          <table:table-cell/>
          <table:table-cell office:value-type="string" calcext:value-type="string">
            <text:p>https://www.libmanuels.fr/demo/9782210116450/specimen/0?title=G%C3%A9ographie%20Tl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43" calcext:value-type="float">
            <text:p>9782210113343</text:p>
          </table:table-cell>
          <table:table-cell/>
          <table:table-cell office:value-type="string" calcext:value-type="string">
            <text:p>https://www.libmanuels.fr/demo/9782210113343/specimen/0?title=HGGSP%201re%20(Ed.%20num.%202022)&amp;editor=Magnard&amp;pages=1-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13" calcext:value-type="float">
            <text:p>9782210116313</text:p>
          </table:table-cell>
          <table:table-cell/>
          <table:table-cell office:value-type="string" calcext:value-type="string">
            <text:p>https://www.libmanuels.fr/demo/9782210116313/specimen/0?title=HGGSP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32" calcext:value-type="float">
            <text:p>9782210114432</text:p>
          </table:table-cell>
          <table:table-cell/>
          <table:table-cell office:value-type="string" calcext:value-type="string">
            <text:p>https://www.libmanuels.fr/demo/9782210114432/specimen/0?title=HGGSP%20Tle%20(Ed.%20num.%202022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98" calcext:value-type="float">
            <text:p>9782210116498</text:p>
          </table:table-cell>
          <table:table-cell/>
          <table:table-cell office:value-type="string" calcext:value-type="string">
            <text:p>https://www.libmanuels.fr/demo/9782210116498/specimen/0?title=HGGSP%20Tl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282" calcext:value-type="float">
            <text:p>9782210113282</text:p>
          </table:table-cell>
          <table:table-cell/>
          <table:table-cell office:value-type="string" calcext:value-type="string">
            <text:p>https://www.libmanuels.fr/demo/9782210113282/specimen/0?title=Histoire%201re%20%20(Ed.%20num.%202022)&amp;editor=Magnard&amp;pages=1-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52" calcext:value-type="float">
            <text:p>9782210116252</text:p>
          </table:table-cell>
          <table:table-cell/>
          <table:table-cell office:value-type="string" calcext:value-type="string">
            <text:p>https://www.libmanuels.fr/demo/9782210116252/specimen/0?title=Histoire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1837" calcext:value-type="float">
            <text:p>9782210111837</text:p>
          </table:table-cell>
          <table:table-cell/>
          <table:table-cell office:value-type="string" calcext:value-type="string">
            <text:p>https://www.libmanuels.fr/demo/9782210111837/specimen/0?title=Histoire%202de%20(Ed.%20num.%202022)&amp;editor=Magnard&amp;pages=1-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76" calcext:value-type="float">
            <text:p>9782210116276</text:p>
          </table:table-cell>
          <table:table-cell/>
          <table:table-cell office:value-type="string" calcext:value-type="string">
            <text:p>https://www.libmanuels.fr/demo/9782210116276/specimen/0?title=Histoire%202d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18" calcext:value-type="float">
            <text:p>9782210114418</text:p>
          </table:table-cell>
          <table:table-cell/>
          <table:table-cell office:value-type="string" calcext:value-type="string">
            <text:p>https://www.libmanuels.fr/demo/9782210114418/specimen/0?title=Histoire%20Tle%20(Ed.%20num.%202022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74" calcext:value-type="float">
            <text:p>9782210116474</text:p>
          </table:table-cell>
          <table:table-cell/>
          <table:table-cell office:value-type="string" calcext:value-type="string">
            <text:p>https://www.libmanuels.fr/demo/9782210116474/specimen/0?title=Histoire%20Tl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67" calcext:value-type="float">
            <text:p>9782210113367</text:p>
          </table:table-cell>
          <table:table-cell/>
          <table:table-cell office:value-type="string" calcext:value-type="string">
            <text:p>https://www.libmanuels.fr/demo/9782210113367/specimen/0?title=Histoire-g%C3%A9ographie%201re%20technologiqu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85" calcext:value-type="float">
            <text:p>9782210116085</text:p>
          </table:table-cell>
          <table:table-cell/>
          <table:table-cell office:value-type="string" calcext:value-type="string">
            <text:p>https://www.libmanuels.fr/demo/9782210116085/specimen/0?title=Histoire-G%C3%A9ographie%201re%20technologiqu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95" calcext:value-type="float">
            <text:p>9782210114395</text:p>
          </table:table-cell>
          <table:table-cell/>
          <table:table-cell office:value-type="string" calcext:value-type="string">
            <text:p>https://www.libmanuels.fr/demo/9782210114395/specimen/0?title=Histoire-G%C3%A9ographie%20Tle%20technologique%20(Ed.%20num.%202022)&amp;editor=Magnard&amp;pages=1-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92" calcext:value-type="float">
            <text:p>9782210116092</text:p>
          </table:table-cell>
          <table:table-cell/>
          <table:table-cell office:value-type="string" calcext:value-type="string">
            <text:p>https://www.libmanuels.fr/demo/9782210116092/specimen/0?title=Histoire-G%C3%A9ographie%20Tle%20technologiqu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2865" calcext:value-type="float">
            <text:p>9782210112865</text:p>
          </table:table-cell>
          <table:table-cell/>
          <table:table-cell office:value-type="string" calcext:value-type="string">
            <text:p>https://www.libmanuels.fr/demo/9782210112865/manuel/0?title=Maths%201re%20(Ed%20num%202022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201" calcext:value-type="float">
            <text:p>9782210118201</text:p>
          </table:table-cell>
          <table:table-cell/>
          <table:table-cell office:value-type="string" calcext:value-type="string">
            <text:p>https://www.libmanuels.fr/demo/9782210118201/specimen/0?title=Maths%201re%20Enseignement%20scientifique%20(2022)%20-%20Cahier%20d%27exercices&amp;editor=Magnard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2834" calcext:value-type="float">
            <text:p>9782210112834</text:p>
          </table:table-cell>
          <table:table-cell/>
          <table:table-cell office:value-type="string" calcext:value-type="string">
            <text:p>https://www.libmanuels.fr/demo/9782210112834/manuel/0?title=Maths%202de%20(Ed%20num%202022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56" calcext:value-type="float">
            <text:p>9782210114456</text:p>
          </table:table-cell>
          <table:table-cell/>
          <table:table-cell office:value-type="string" calcext:value-type="string">
            <text:p>https://www.libmanuels.fr/demo/9782210114456/specimen/0?title=Maths%20Compl%C3%A9mentaire%20Tle%20(2020)&amp;editor=Magnard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70" calcext:value-type="float">
            <text:p>9782210114470</text:p>
          </table:table-cell>
          <table:table-cell/>
          <table:table-cell office:value-type="string" calcext:value-type="string">
            <text:p>https://www.libmanuels.fr/demo/9782210114470/specimen/0?title=Maths%20Expertes%20Tle%20(2020)&amp;editor=Magnard&amp;pages=1-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94" calcext:value-type="float">
            <text:p>9782210114494</text:p>
          </table:table-cell>
          <table:table-cell/>
          <table:table-cell office:value-type="string" calcext:value-type="string">
            <text:p>https://www.libmanuels.fr/demo/9782210114494/specimen/0?title=Maths%20Sp%C3%A9cialit%C3%A9%20Tle%20(Ed.%20num.%202022)&amp;editor=Magnard&amp;pages=1-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589" calcext:value-type="float">
            <text:p>9782210113589</text:p>
          </table:table-cell>
          <table:table-cell/>
          <table:table-cell office:value-type="string" calcext:value-type="string">
            <text:p>https://www.libmanuels.fr/demo/9782210113589/manuel/0?title=Outils%20et%20m%C3%A9thode%20BAC%202de/1re%20(2019)&amp;editor=Magnard&amp;pages=1-15;84-85;98-99;142-143;180-1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17" calcext:value-type="float">
            <text:p>9782210114517</text:p>
          </table:table-cell>
          <table:table-cell/>
          <table:table-cell office:value-type="string" calcext:value-type="string">
            <text:p>https://www.libmanuels.fr/demo/9782210114517/specimen/0?title=Philosophie%20Tle%20g%C3%A9n%C3%A9rale%20-%20Ed.%20Marchal%20(Ed.%20num.%202022)&amp;editor=Magnard&amp;pages=1-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31" calcext:value-type="float">
            <text:p>9782210114531</text:p>
          </table:table-cell>
          <table:table-cell/>
          <table:table-cell office:value-type="string" calcext:value-type="string">
            <text:p>https://www.libmanuels.fr/demo/9782210114531/specimen/0?title=Philosophie%20Tle%20g%C3%A9n%C3%A9rale%20-%20Ed.%20Sorosina%20(Ed.%20num.%202022)&amp;editor=Magnard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37" calcext:value-type="float">
            <text:p>9782210116337</text:p>
          </table:table-cell>
          <table:table-cell/>
          <table:table-cell office:value-type="string" calcext:value-type="string">
            <text:p>https://www.libmanuels.fr/demo/9782210116337/specimen/0?title=Sciences%20%C3%A9conomiques%20et%20sociales%20SES%201r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81" calcext:value-type="float">
            <text:p>9782210113381</text:p>
          </table:table-cell>
          <table:table-cell/>
          <table:table-cell office:value-type="string" calcext:value-type="string">
            <text:p>https://www.libmanuels.fr/demo/9782210113381/specimen/0?title=Sciences%20%C3%A9conomiques%20et%20sociales%20SES%201re%20(Ed.%20num.%202023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435" calcext:value-type="float">
            <text:p>9782210113435</text:p>
          </table:table-cell>
          <table:table-cell/>
          <table:table-cell office:value-type="string" calcext:value-type="string">
            <text:p>https://www.libmanuels.fr/demo/9782210113435/specimen/0?title=Sciences%20%C3%A9conomiques%20et%20sociales%20SES%202de%20(2021)%20-%20Fichier&amp;editor=Magnard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51" calcext:value-type="float">
            <text:p>9782210116351</text:p>
          </table:table-cell>
          <table:table-cell/>
          <table:table-cell office:value-type="string" calcext:value-type="string">
            <text:p>https://www.libmanuels.fr/demo/9782210116351/specimen/0?title=Sciences%20%C3%A9conomiques%20et%20sociales%20SES%202de%20(Ed.%20num.%202022)&amp;editor=Magna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29" calcext:value-type="float">
            <text:p>9782210113329</text:p>
          </table:table-cell>
          <table:table-cell/>
          <table:table-cell office:value-type="string" calcext:value-type="string">
            <text:p>https://www.libmanuels.fr/demo/9782210113329/specimen/0?title=Sciences%20%C3%A9conomiques%20et%20sociales%20SES%202de%20(Ed.num.2022)&amp;editor=Magnard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511" calcext:value-type="float">
            <text:p>9782210116511</text:p>
          </table:table-cell>
          <table:table-cell/>
          <table:table-cell office:value-type="string" calcext:value-type="string">
            <text:p>https://www.libmanuels.fr/demo/9782210116511/specimen/0?title=Sciences%20%C3%A9conomiques%20et%20sociales%20SES%20Tle%20(Ed.%20num.%202022)&amp;editor=Magnard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983" calcext:value-type="float">
            <text:p>9782206103983</text:p>
          </table:table-cell>
          <table:table-cell/>
          <table:table-cell office:value-type="string" calcext:value-type="string">
            <text:p>https://www.libmanuels.fr/demo/9782206103983/specimen/0?title=Biochimie,%20Biologie%201re%20STL%20(2020)&amp;editor=Delagrave&amp;pages=1-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952" calcext:value-type="float">
            <text:p>9782206103952</text:p>
          </table:table-cell>
          <table:table-cell/>
          <table:table-cell office:value-type="string" calcext:value-type="string">
            <text:p>https://www.libmanuels.fr/demo/9782206103952/manuel/0?title=Biologie%20et%20Physiopathologie%20Humaines%201re%20ST2S%20(2019)%20Manuel&amp;editor=Delagrave&amp;pages=1-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58" calcext:value-type="float">
            <text:p>9782206104058</text:p>
          </table:table-cell>
          <table:table-cell/>
          <table:table-cell office:value-type="string" calcext:value-type="string">
            <text:p>https://www.libmanuels.fr/demo/9782206104058/manuel/0?title=Biologie%20et%20Physiopathologie%20Humaines%201re%20ST2S%20(2019)%20Pochette&amp;editor=Delagrave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41" calcext:value-type="float">
            <text:p>9782206104041</text:p>
          </table:table-cell>
          <table:table-cell/>
          <table:table-cell office:value-type="string" calcext:value-type="string">
            <text:p>https://www.libmanuels.fr/demo/9782206104041/manuel/0?title=Biologie%20et%20Physiopathologie%20Humaines%201re%20ST2S%20(2019)%20Pochette&amp;editor=Delagra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67" calcext:value-type="float">
            <text:p>9782206104867</text:p>
          </table:table-cell>
          <table:table-cell/>
          <table:table-cell office:value-type="string" calcext:value-type="string">
            <text:p>https://www.libmanuels.fr/demo/9782206104867/specimen/0?title=Biologie%20et%20Physiopathologie%20humaines%20Tle%20ST2S%20(2020)%20Manuel&amp;editor=Delagrave&amp;pages=1-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98" calcext:value-type="float">
            <text:p>9782206104898</text:p>
          </table:table-cell>
          <table:table-cell/>
          <table:table-cell office:value-type="string" calcext:value-type="string">
            <text:p>https://www.libmanuels.fr/demo/9782206104898/manuel/0?title=Biologie%20et%20Physiopathologie%20humaines%20Tle%20ST2S%20(2020)%20Pochette&amp;editor=Delagrave&amp;pages=1-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144" calcext:value-type="float">
            <text:p>9782206106144</text:p>
          </table:table-cell>
          <table:table-cell/>
          <table:table-cell office:value-type="string" calcext:value-type="string">
            <text:p>https://www.libmanuels.fr/demo/9782206106144/specimen/0?title=Cahier%20d%27algorithmique%20et%20de%20programmation%20(SNT)%202de&amp;editor=Delagrave&amp;pages=1-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7028" calcext:value-type="float">
            <text:p>9782206107028</text:p>
          </table:table-cell>
          <table:table-cell/>
          <table:table-cell office:value-type="string" calcext:value-type="string">
            <text:p>https://www.libmanuels.fr/demo/9782206107028/specimen/0?title=Cahier%20d%27algorithmique%20et%20de%20programmation%201re,%20Tle%20Techno.%20Ens.%20commun%20(2022)%20Cahier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052" calcext:value-type="float">
            <text:p>9782206106052</text:p>
          </table:table-cell>
          <table:table-cell/>
          <table:table-cell office:value-type="string" calcext:value-type="string">
            <text:p>https://www.libmanuels.fr/demo/9782206106052/specimen/0?title=Cahier%20d%27automatismes%20Maths%201re,%20Tle%20Techno&amp;editor=Delagrave&amp;pages=1-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338" calcext:value-type="float">
            <text:p>9782206105338</text:p>
          </table:table-cell>
          <table:table-cell/>
          <table:table-cell office:value-type="string" calcext:value-type="string">
            <text:p>https://www.libmanuels.fr/demo/9782206105338/manuel/0?title=Cahier%20des%20Sciences%20num%C3%A9riques%20et%20Technologie%20(SNT)%202de%20(2020)&amp;editor=Delagrave&amp;pages=1-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875" calcext:value-type="float">
            <text:p>9782206305875</text:p>
          </table:table-cell>
          <table:table-cell/>
          <table:table-cell office:value-type="string" calcext:value-type="string">
            <text:p>https://www.libmanuels.fr/demo/9782206305875/manuel/0?title=Droit%201re%20STMG%20(2019)%20Manuel&amp;editor=Delagrave&amp;pages=1-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62" calcext:value-type="float">
            <text:p>9782206309262</text:p>
          </table:table-cell>
          <table:table-cell/>
          <table:table-cell office:value-type="string" calcext:value-type="string">
            <text:p>https://www.libmanuels.fr/demo/9782206309262/specimen/0?title=Droit%201re%20STMG%20(2021)&amp;editor=Delagrave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93" calcext:value-type="float">
            <text:p>9782206310893</text:p>
          </table:table-cell>
          <table:table-cell/>
          <table:table-cell office:value-type="string" calcext:value-type="string">
            <text:p>https://www.libmanuels.fr/demo/9782206310893/specimen/0?title=Droit%20Tle%20STMG%20(2022)%20Pochette&amp;editor=Delagrave&amp;pages=1-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503" calcext:value-type="float">
            <text:p>9782206307503</text:p>
          </table:table-cell>
          <table:table-cell/>
          <table:table-cell office:value-type="string" calcext:value-type="string">
            <text:p>https://www.libmanuels.fr/demo/9782206307503/specimen/0?title=Droit%20Tle%20STMG%20Manuel%20(Ed.%20num%202022)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844" calcext:value-type="float">
            <text:p>9782206305844</text:p>
          </table:table-cell>
          <table:table-cell/>
          <table:table-cell office:value-type="string" calcext:value-type="string">
            <text:p>https://www.libmanuels.fr/demo/9782206305844/manuel/0?title=%C3%89conomie%201re%20STMG%20Manuel%20(2019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31" calcext:value-type="float">
            <text:p>9782206309231</text:p>
          </table:table-cell>
          <table:table-cell/>
          <table:table-cell office:value-type="string" calcext:value-type="string">
            <text:p>https://www.libmanuels.fr/demo/9782206309231/specimen/0?title=%C3%89conomie%201re%20STMG%20Pochette%20(2021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17" calcext:value-type="float">
            <text:p>9782206310817</text:p>
          </table:table-cell>
          <table:table-cell/>
          <table:table-cell office:value-type="string" calcext:value-type="string">
            <text:p>https://www.libmanuels.fr/demo/9782206310817/specimen/0?title=%C3%89conomie%20Tle%20STMG%20(2022)%20Pochette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794" calcext:value-type="float">
            <text:p>9782206307794</text:p>
          </table:table-cell>
          <table:table-cell/>
          <table:table-cell office:value-type="string" calcext:value-type="string">
            <text:p>https://www.libmanuels.fr/demo/9782206307794/specimen/0?title=%C3%89conomie%20Tle%20STMG%20Manuel%20(2020)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4519" calcext:value-type="float">
            <text:p>9782206304519</text:p>
          </table:table-cell>
          <table:table-cell/>
          <table:table-cell office:value-type="string" calcext:value-type="string">
            <text:p>https://www.libmanuels.fr/demo/9782206304519/manuel/0?title=Enseignement%20Scientifique%20Alimentation-Environnement%201re,%20Tle%20STHR%20(2018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432" calcext:value-type="float">
            <text:p>9782206308432</text:p>
          </table:table-cell>
          <table:table-cell/>
          <table:table-cell office:value-type="string" calcext:value-type="string">
            <text:p>https://www.libmanuels.fr/demo/9782206308432/specimen/0?title=Gestion%20et%20Finance%20ens.%20sp%C3%A9cifique%20Tle%20STMG%20Manuel%20(2020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1029" calcext:value-type="float">
            <text:p>9782206311029</text:p>
          </table:table-cell>
          <table:table-cell/>
          <table:table-cell office:value-type="string" calcext:value-type="string">
            <text:p>https://www.libmanuels.fr/demo/9782206311029/specimen/0?title=Gestion%20et%20Finance%20Tle%20STMG%20(2022)%20Pochette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496" calcext:value-type="float">
            <text:p>9782206106496</text:p>
          </table:table-cell>
          <table:table-cell/>
          <table:table-cell office:value-type="string" calcext:value-type="string">
            <text:p>https://www.libmanuels.fr/demo/9782206106496/specimen/0?title=Les%20sciences%20de%20l%27ing%C3%A9nieur%20au%20lyc%C3%A9e%20(2021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905" calcext:value-type="float">
            <text:p>9782206305905</text:p>
          </table:table-cell>
          <table:table-cell/>
          <table:table-cell office:value-type="string" calcext:value-type="string">
            <text:p>https://www.libmanuels.fr/demo/9782206305905/manuel/0?title=Management%201re%20STMG%20(2019)%20Manuel&amp;editor=Delagrave&amp;pages=1-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93" calcext:value-type="float">
            <text:p>9782206309293</text:p>
          </table:table-cell>
          <table:table-cell/>
          <table:table-cell office:value-type="string" calcext:value-type="string">
            <text:p>https://www.libmanuels.fr/demo/9782206309293/specimen/0?title=Management%201re%20STMG%20(2021)&amp;editor=Delagrave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62" calcext:value-type="float">
            <text:p>9782206310862</text:p>
          </table:table-cell>
          <table:table-cell/>
          <table:table-cell office:value-type="string" calcext:value-type="string">
            <text:p>https://www.libmanuels.fr/demo/9782206310862/specimen/0?title=Management,%20Sciences%20de%20gestion%20et%20num%C3%A9rique%20Tle%20STMG%20(2022)%20Pochette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916" calcext:value-type="float">
            <text:p>9782206307916</text:p>
          </table:table-cell>
          <table:table-cell/>
          <table:table-cell office:value-type="string" calcext:value-type="string">
            <text:p>https://www.libmanuels.fr/demo/9782206307916/specimen/0?title=Management,%20Sciences%20de%20gestion%20et%20num%C3%A9rique%20Tle%20STMG%20Manuel%20(2020)&amp;editor=Delagrave&amp;pages=1-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31" calcext:value-type="float">
            <text:p>9782206103631</text:p>
          </table:table-cell>
          <table:table-cell/>
          <table:table-cell office:value-type="string" calcext:value-type="string">
            <text:p>https://www.libmanuels.fr/demo/9782206103631/manuel/0?title=Math%C3%A9matiques%201re%20Tronc%20commun,%20sp%C3%A9cialit%C3%A9%20STI2D/STL%20(2019)&amp;editor=Delagrave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147" calcext:value-type="float">
            <text:p>9782206105147</text:p>
          </table:table-cell>
          <table:table-cell/>
          <table:table-cell office:value-type="string" calcext:value-type="string">
            <text:p>https://www.libmanuels.fr/demo/9782206105147/specimen/0?title=Math%C3%A9matiques%20enseignement%20commun%20et%20sp%C3%A9cialit%C3%A9%20Tle%20STI2D/STL%20(2020)&amp;editor=Delagrave&amp;pages=1-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116" calcext:value-type="float">
            <text:p>9782206105116</text:p>
          </table:table-cell>
          <table:table-cell/>
          <table:table-cell office:value-type="string" calcext:value-type="string">
            <text:p>https://www.libmanuels.fr/demo/9782206105116/specimen/0?title=Math%C3%A9matiques%20Tle%20Tronc%20commun%20STMG/STI2D/STL/ST2S/STHR%20(2020)&amp;editor=Delagrave&amp;pages=1-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00" calcext:value-type="float">
            <text:p>9782206103600</text:p>
          </table:table-cell>
          <table:table-cell/>
          <table:table-cell office:value-type="string" calcext:value-type="string">
            <text:p>https://www.libmanuels.fr/demo/9782206103600/manuel/0?title=Maths%201re%20S%C3%A9ries%20Techno%20Enseignement%20commun%20(Ed.%20num.%202021)&amp;editor=Delagrave&amp;pages=1-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500" calcext:value-type="float">
            <text:p>9782206308500</text:p>
          </table:table-cell>
          <table:table-cell/>
          <table:table-cell office:value-type="string" calcext:value-type="string">
            <text:p>https://www.libmanuels.fr/demo/9782206308500/specimen/0?title=Mercatique%20ens.%20sp%C3%A9cifique%20Tle%20STMG%20Manuel%20(2020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961" calcext:value-type="float">
            <text:p>9782206310961</text:p>
          </table:table-cell>
          <table:table-cell/>
          <table:table-cell office:value-type="string" calcext:value-type="string">
            <text:p>https://www.libmanuels.fr/demo/9782206310961/specimen/0?title=Mercatique%20Tle%20STMG%20(2022)%20Pochette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401218" calcext:value-type="float">
            <text:p>9782206401218</text:p>
          </table:table-cell>
          <table:table-cell/>
          <table:table-cell office:value-type="string" calcext:value-type="string">
            <text:p>https://www.libmanuels.fr/demo/9782206401218/specimen/0?title=Philosophie%20Terminale%20Voie%20G%C3%A9n%C3%A9rale%20(2020)&amp;editor=Delagrave&amp;pages=1-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402376" calcext:value-type="float">
            <text:p>9782206402376</text:p>
          </table:table-cell>
          <table:table-cell/>
          <table:table-cell office:value-type="string" calcext:value-type="string">
            <text:p>https://www.libmanuels.fr/demo/9782206402376/specimen/0?title=Philosophie%20Terminale%20Voie%20Technologique%20(2020)&amp;editor=Delagrave&amp;pages=1-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973" calcext:value-type="float">
            <text:p>9782206104973</text:p>
          </table:table-cell>
          <table:table-cell/>
          <table:table-cell office:value-type="string" calcext:value-type="string">
            <text:p>https://www.libmanuels.fr/demo/9782206104973/specimen/0?title=Physique%20-%20Chimie%20Tle%20STI2D%20(2020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62" calcext:value-type="float">
            <text:p>9782206103662</text:p>
          </table:table-cell>
          <table:table-cell/>
          <table:table-cell office:value-type="string" calcext:value-type="string">
            <text:p>https://www.libmanuels.fr/demo/9782206103662/manuel/0?title=Physique%20Chimie%201re%20STI2D%20(2019)&amp;editor=Delagrave&amp;pages=1-9;124-1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62" calcext:value-type="float">
            <text:p>9782206103662</text:p>
          </table:table-cell>
          <table:table-cell/>
          <table:table-cell office:value-type="string" calcext:value-type="string">
            <text:p>https://www.libmanuels.fr/demo/9782206103662/manuel/0?title=Physique%20Chimie%201re%20STI2D%20(2019)&amp;editor=Delagra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992" calcext:value-type="float">
            <text:p>9782206310992</text:p>
          </table:table-cell>
          <table:table-cell/>
          <table:table-cell office:value-type="string" calcext:value-type="string">
            <text:p>https://www.libmanuels.fr/demo/9782206310992/specimen/0?title=Ressources%20humaines%20et%20communication%20Tle%20STMG%20(2022)%20Pochette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470" calcext:value-type="float">
            <text:p>9782206308470</text:p>
          </table:table-cell>
          <table:table-cell/>
          <table:table-cell office:value-type="string" calcext:value-type="string">
            <text:p>https://www.libmanuels.fr/demo/9782206308470/specimen/0?title=RH%20et%20communication%20ens.%20sp%C3%A9cifique%20Tle%20STMG%20Manuel%20(2020)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4267" calcext:value-type="float">
            <text:p>9782206304267</text:p>
          </table:table-cell>
          <table:table-cell/>
          <table:table-cell office:value-type="string" calcext:value-type="string">
            <text:p>https://www.libmanuels.fr/demo/9782206304267/manuel/0?title=Sciences%202de%20Bac%20STHR%20(2017)&amp;editor=Delagrave&amp;pages=1-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23" calcext:value-type="float">
            <text:p>9782206309323</text:p>
          </table:table-cell>
          <table:table-cell/>
          <table:table-cell office:value-type="string" calcext:value-type="string">
            <text:p>https://www.libmanuels.fr/demo/9782206309323/specimen/0?title=Sciences%20de%20gestion%20et%20num%C3%A9rique%201re%20STMG%20Pochette%20(2021)&amp;editor=Delagrave&amp;pages=1-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996" calcext:value-type="float">
            <text:p>9782206309996</text:p>
          </table:table-cell>
          <table:table-cell/>
          <table:table-cell office:value-type="string" calcext:value-type="string">
            <text:p>https://www.libmanuels.fr/demo/9782206309996/specimen/0?title=Sciences%20de%20gestion%20et%20num%C3%A9rique%20SDGN%201re%20STMG%20Manuel%20(2021)&amp;editor=Delagrave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54" calcext:value-type="float">
            <text:p>9782206309354</text:p>
          </table:table-cell>
          <table:table-cell/>
          <table:table-cell office:value-type="string" calcext:value-type="string">
            <text:p>https://www.libmanuels.fr/demo/9782206309354/specimen/0?title=Sciences%20de%20gestion%20et%20num%C3%A9rique%20SDGN%201re%20STMG%20Pochette%20(2021)&amp;editor=Delagrave&amp;pages=1-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85" calcext:value-type="float">
            <text:p>9782206309385</text:p>
          </table:table-cell>
          <table:table-cell/>
          <table:table-cell office:value-type="string" calcext:value-type="string">
            <text:p>https://www.libmanuels.fr/demo/9782206309385/specimen/0?title=Sciences%20%C3%89conomiques%20et%20Sociales%20(SES)%202de%20(2021)&amp;editor=Delagrave&amp;pages=1-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205083" calcext:value-type="float">
            <text:p>9782206205083</text:p>
          </table:table-cell>
          <table:table-cell/>
          <table:table-cell office:value-type="string" calcext:value-type="string">
            <text:p>https://www.libmanuels.fr/demo/9782206205083/manuel/0?title=Sciences%20%C3%89conomiques%20et%20Sociales%202de%20-%20Manuel%20(Ed.%20num.%202022)&amp;editor=Delagrave&amp;pages=1-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205076" calcext:value-type="float">
            <text:p>9782206205076</text:p>
          </table:table-cell>
          <table:table-cell/>
          <table:table-cell office:value-type="string" calcext:value-type="string">
            <text:p>https://www.libmanuels.fr/demo/9782206205076/specimen/0?title=Sciences%20%C3%89conomiques%20et%20Sociales%202de%20(2019)%20-%20Manuel&amp;editor=Delagrave&amp;pages=1-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72" calcext:value-type="float">
            <text:p>9782206104072</text:p>
          </table:table-cell>
          <table:table-cell/>
          <table:table-cell office:value-type="string" calcext:value-type="string">
            <text:p>https://www.libmanuels.fr/demo/9782206104072/manuel/0?title=Sciences%20et%20Techniques%20Sanitaires%20et%20Sociales%201re%20ST2S%20(2019)&amp;editor=Delagrave&amp;pages=1-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29" calcext:value-type="float">
            <text:p>9782206104829</text:p>
          </table:table-cell>
          <table:table-cell/>
          <table:table-cell office:value-type="string" calcext:value-type="string">
            <text:p>https://www.libmanuels.fr/demo/9782206104829/specimen/0?title=Sciences%20et%20Techniques%20Sanitaires%20et%20Sociales%20Tle%20ST2S%20(2020)&amp;editor=Delagrave&amp;pages=1-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2737" calcext:value-type="float">
            <text:p>9782206302737</text:p>
          </table:table-cell>
          <table:table-cell/>
          <table:table-cell office:value-type="string" calcext:value-type="string">
            <text:p>https://www.libmanuels.fr/demo/9782206302737/manuel/0?title=Sciences%20et%20Technologies%20Culinaires%20(STC)%201re,%20Tle%20STHR%20(2016)&amp;editor=Delagrave&amp;pages=1-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2768" calcext:value-type="float">
            <text:p>9782206302768</text:p>
          </table:table-cell>
          <table:table-cell/>
          <table:table-cell office:value-type="string" calcext:value-type="string">
            <text:p>https://www.libmanuels.fr/demo/9782206302768/manuel/0?title=Sciences%20et%20Technologies%20des%20Services%20(STS)%202de%20Bac%20Techno%20STHR%20(2016)&amp;editor=Delagrave&amp;pages=1-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570" calcext:value-type="float">
            <text:p>9782206103570</text:p>
          </table:table-cell>
          <table:table-cell/>
          <table:table-cell office:value-type="string" calcext:value-type="string">
            <text:p>https://www.libmanuels.fr/demo/9782206103570/specimen/0?title=Sciences%20num%C3%A9riques%20et%20Technologie%20(SNT)%202de%20(2019)&amp;editor=Delagrave&amp;pages=1-9;32-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0906" calcext:value-type="float">
            <text:p>9782206100906</text:p>
          </table:table-cell>
          <table:table-cell/>
          <table:table-cell office:value-type="string" calcext:value-type="string">
            <text:p>https://www.libmanuels.fr/demo/9782206100906/specimen/0?title=Technologie%201re,%20Tle%20STI2D%20(2015)&amp;editor=Delagrave&amp;pages=1-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18T22:58:52.824000000</dc:date>
    <meta:editing-duration>P1DT5H18M14S</meta:editing-duration>
    <meta:editing-cycles>33</meta:editing-cycles>
    <meta:generator>LibreOffice/7.5.0.3$Windows_X86_64 LibreOffice_project/c21113d003cd3efa8c53188764377a8272d9d6de</meta:generator>
    <meta:document-statistic meta:table-count="1" meta:cell-count="3360" meta:object-count="0"/>
  </office:meta>
</office:document-meta>
</file>